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d'utilisation</text:p>
      <text:p text:style-name="Standard"/>
      <text:p text:style-name="P1">Connexion</text:p>
      <text:p text:style-name="Standard"/>
      <text:p text:style-name="P3">Tout d'abord l'utilisateur arrive sur une page de connexion lui permettant d'entrer ses identifiants ou de s'inscrire si cela n'est pas encore fait.</text:p>
      <text:p text:style-name="P3"/>
      <text:p text:style-name="P1">Accueil</text:p>
      <text:p text:style-name="P3"/>
      <text:p text:style-name="P3">Une fois la connexion initialisée l'utilisateur arrive sur l'accueil. Un menu lui est aussi délivré lui permettant d'accéder à la liste des ses amis, à une recherche des membres inscrit, à l'affichage de son compte et enfin à une option de déconnexion.</text:p>
      <text:p text:style-name="Standard"/>
      <text:p text:style-name="P1">Compte</text:p>
      <text:p text:style-name="Standard"/>
      <text:p text:style-name="P3">Affiche les données de l'utilisateur avec un menu permettant aussi d'afficher les albums pour ensuite voir les photos.</text:p>
      <text:p text:style-name="Standard"/>
      <text:p text:style-name="P1">Amis</text:p>
      <text:p text:style-name="Standard"/>
      <text:p text:style-name="P3">Affiche la liste des amis, lorsque l'on choisit un ami sur la liste déroulante on arrive à une interface affichant ses données avec la possibilité de voir ses albums ou de se lancer dans une discussion.</text:p>
      <text:p text:style-name="Standard"/>
      <text:p text:style-name="P1">Recherche</text:p>
      <text:p text:style-name="Standard"/>
      <text:p text:style-name="P3">La recherche affiche tout les utilisateurs avec lequel le compte n'est pas amis. Si on choisit son nom dans la liste déroulante on accède à une interface discussion qui permet d'envoyer un message à cette personne dans le but de l'ajouter comme am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21:34:43.49</meta:creation-date>
    <dc:date>2015-01-08T00:11:36.86</dc:date>
    <meta:editing-duration>PT2H55M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11" meta:word-count="169" meta:character-count="1024"/>
  </office:meta>
</office:document-meta>
</file>